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5687ce" officeooo:paragraph-rsid="005687c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7a545f" officeooo:paragraph-rsid="007a545f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7f50cc" officeooo:paragraph-rsid="007f50c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4d0e7" officeooo:paragraph-rsid="0084d0e7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5ee98" officeooo:paragraph-rsid="0085ee98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6c422" officeooo:paragraph-rsid="0086c42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bf02e" officeooo:paragraph-rsid="008bf02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8f1814" officeooo:paragraph-rsid="008f181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normal" officeooo:rsid="0091b236" officeooo:paragraph-rsid="0091b236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a5c8d" officeooo:paragraph-rsid="007a5c8d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7ae089" officeooo:paragraph-rsid="007ae089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7cb1d6" officeooo:paragraph-rsid="007cb1d6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7cb1d6" officeooo:paragraph-rsid="0084d0e7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7f50cc" officeooo:paragraph-rsid="007f50c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2458d" officeooo:paragraph-rsid="0082458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3ebf6" officeooo:paragraph-rsid="0083ebf6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4ccd0" officeooo:paragraph-rsid="0084ccd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4d0e7" officeooo:paragraph-rsid="0084d0e7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5ee98" officeooo:paragraph-rsid="0085ee98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5ee98" officeooo:paragraph-rsid="00866a2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6c422" officeooo:paragraph-rsid="0086c42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86ff5" officeooo:paragraph-rsid="00886ff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a462a" officeooo:paragraph-rsid="008a462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bf02e" officeooo:paragraph-rsid="008bf02e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de5ab" officeooo:paragraph-rsid="008de5a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8f1814" officeooo:paragraph-rsid="008f181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1b236" officeooo:paragraph-rsid="0091b236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1e43d" officeooo:paragraph-rsid="0091e43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23da9" officeooo:paragraph-rsid="00923da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bold" officeooo:rsid="0092a770" officeooo:paragraph-rsid="0092a77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language="zxx" fo:country="none" style:text-underline-style="none" fo:font-weight="normal" officeooo:rsid="0076110f" officeooo:paragraph-rsid="00122344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20pt" fo:language="zxx" fo:country="none" style:text-underline-style="solid" style:text-underline-width="auto" style:text-underline-color="font-color" fo:font-weight="bold" officeooo:rsid="00122344" officeooo:paragraph-rsid="0012234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" style:family="text">
      <style:text-properties officeooo:rsid="007a54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7e1a81" style:font-weight-asian="normal" style:font-weight-complex="normal"/>
    </style:style>
    <style:style style:name="T5" style:family="text">
      <style:text-properties fo:font-weight="normal" officeooo:rsid="00811a14" style:font-weight-asian="normal" style:font-weight-complex="normal"/>
    </style:style>
    <style:style style:name="T6" style:family="text">
      <style:text-properties fo:font-weight="normal" officeooo:rsid="0082458d" style:font-weight-asian="normal" style:font-weight-complex="normal"/>
    </style:style>
    <style:style style:name="T7" style:family="text">
      <style:text-properties fo:font-weight="normal" officeooo:rsid="007f50cc" style:font-weight-asian="normal" style:font-weight-complex="normal"/>
    </style:style>
    <style:style style:name="T8" style:family="text">
      <style:text-properties fo:font-weight="normal" officeooo:rsid="00848b15" style:font-weight-asian="normal" style:font-weight-complex="normal"/>
    </style:style>
    <style:style style:name="T9" style:family="text">
      <style:text-properties fo:font-weight="normal" officeooo:rsid="00866a24" style:font-weight-asian="normal" style:font-weight-complex="normal"/>
    </style:style>
    <style:style style:name="T10" style:family="text">
      <style:text-properties fo:font-weight="normal" officeooo:rsid="008de5ab" style:font-weight-asian="normal" style:font-weight-complex="normal"/>
    </style:style>
    <style:style style:name="T11" style:family="text">
      <style:text-properties fo:font-weight="normal" officeooo:rsid="008e2b68" style:font-weight-asian="normal" style:font-weight-complex="normal"/>
    </style:style>
    <style:style style:name="T12" style:family="text">
      <style:text-properties fo:font-weight="normal" officeooo:rsid="007cb1d6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82458d" style:font-weight-asian="normal" style:font-weight-complex="normal"/>
    </style:style>
    <style:style style:name="T15" style:family="text">
      <style:text-properties officeooo:rsid="008de5ab"/>
    </style:style>
    <style:style style:name="T16" style:family="text">
      <style:text-properties officeooo:rsid="008e2b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Linux – <text:span text:style-name="T1">VIM</text:span></text:p>
      <text:p text:style-name="P31"/>
      <text:list xml:id="list1887390652" text:style-name="L1">
        <text:list-item>
          <text:p text:style-name="P1"><text:span text:style-name="T1">Shortcuts</text:span></text:p>
          <text:list>
            <text:list-item>
              <text:p text:style-name="P3">Cusor movement</text:p>
              <text:list>
                <text:list-item>
                  <text:p text:style-name="P14">w <text:tab/><text:span text:style-name="T3">- </text:span><text:span text:style-name="T14">напред</text:span><text:span text:style-name="T6"> </text:span><text:span text:style-name="T5">през </text:span><text:span text:style-name="T3">дума(като ctrl + right_arrow)</text:span></text:p>
                </text:list-item>
                <text:list-item>
                  <text:p text:style-name="P15">b <text:tab/>- <text:span text:style-name="T13">назад</text:span><text:span text:style-name="T3"> </text:span><text:span text:style-name="T5">през </text:span><text:span text:style-name="T7">дума(като ctrl + right_arrow)</text:span></text:p>
                </text:list-item>
                <text:list-item>
                  <text:p text:style-name="P16">0 <text:tab/><text:span text:style-name="T3">- jump в началото на реда </text:span><text:span text:style-name="T8">(като HOME)</text:span></text:p>
                </text:list-item>
                <text:list-item>
                  <text:p text:style-name="P16">$<text:tab/><text:span text:style-name="T3">- jump в края на реда </text:span><text:span text:style-name="T8">(като END)</text:span></text:p>
                </text:list-item>
                <text:list-item>
                  <text:p text:style-name="P17">gg<text:span text:style-name="T3"><text:tab/>- jump в началото на файла (CTRL + HOME)</text:span></text:p>
                </text:list-item>
                <text:list-item>
                  <text:p text:style-name="P17">G<text:span text:style-name="T3"><text:tab/>- jump в края на файла (CTRL + END)</text:span></text:p>
                </text:list-item>
              </text:list>
            </text:list-item>
            <text:list-item>
              <text:p text:style-name="P4">Insert mode</text:p>
              <text:list>
                <text:list-item>
                  <text:p text:style-name="P13">i<text:span text:style-name="T3"> <text:tab/>- insert преди курсора</text:span></text:p>
                </text:list-item>
                <text:list-item>
                  <text:p text:style-name="P18">a<text:tab/><text:span text:style-name="T3">- insert след курсора</text:span></text:p>
                </text:list-item>
                <text:list-item>
                  <text:p text:style-name="P18">o <text:tab/><text:span text:style-name="T3">- insert на нов ред отдолу</text:span></text:p>
                </text:list-item>
                <text:list-item>
                  <text:p text:style-name="P18">O <text:tab/><text:span text:style-name="T3">- insert на нов ред отгоре</text:span></text:p>
                </text:list-item>
              </text:list>
            </text:list-item>
            <text:list-item>
              <text:p text:style-name="P6">Cut and paste</text:p>
              <text:list>
                <text:list-item>
                  <text:p text:style-name="P21">yy<text:span text:style-name="T3"><text:tab/>- copy a line</text:span></text:p>
                  <text:list>
                    <text:list-item>
                      <text:p text:style-name="P22"><text:span text:style-name="T3">8yy - copy 8 реда </text:span></text:p>
                    </text:list-item>
                  </text:list>
                </text:list-item>
                <text:list-item>
                  <text:p text:style-name="P21">dd <text:tab/><text:span text:style-name="T3">- delete (cut) a line</text:span></text:p>
                  <text:list>
                    <text:list-item>
                      <text:p text:style-name="P22"><text:span text:style-name="T3">5dd<text:tab/>- delete (cut) общо 5 реда</text:span></text:p>
                    </text:list-item>
                  </text:list>
                </text:list-item>
                <text:list-item>
                  <text:p text:style-name="P21">p<text:span text:style-name="T3"><text:tab/>- paste</text:span></text:p>
                </text:list-item>
                <text:list-item>
                  <text:p text:style-name="P23">x<text:span text:style-name="T3"><text:tab/>- delete (cut) character</text:span></text:p>
                </text:list-item>
              </text:list>
            </text:list-item>
            <text:list-item>
              <text:p text:style-name="P8">Visual mode and commands</text:p>
              <text:list>
                <text:list-item>
                  <text:p text:style-name="P26">v<text:span text:style-name="T3"><text:tab/>- стартира visual mode и може да се маркират редове, да се селектират и след това например да се копират или да се изтрият, чрез командите по-долу</text:span></text:p>
                </text:list-item>
                <text:list-item>
                  <text:p text:style-name="P26">V<text:span text:style-name="T3"><text:tab/>- започва маркирането с целия ред</text:span></text:p>
                </text:list-item>
                <text:list-item>
                  <text:p text:style-name="P26">o<text:span text:style-name="T3"><text:tab/>- отива в другия край на маркираното</text:span></text:p>
                </text:list-item>
                <text:list-item>
                  <text:p text:style-name="P9">След като е маркирано текст:</text:p>
                  <text:list>
                    <text:list-item>
                      <text:p text:style-name="P27">&gt; <text:span text:style-name="T3"><text:tab/>- shift текста на дясно (като TAB върху текст)</text:span></text:p>
                    </text:list-item>
                    <text:list-item>
                      <text:p text:style-name="P28">&lt;<text:span text:style-name="T3"><text:tab/>- shift текста на ляво</text:span></text:p>
                    </text:list-item>
                    <text:list-item>
                      <text:p text:style-name="P29">y<text:span text:style-name="T3"><text:tab/>- copy маркиран текст</text:span></text:p>
                    </text:list-item>
                    <text:list-item>
                      <text:p text:style-name="P30">d<text:span text:style-name="T3"><text:tab/>- delete (cut) маркиран текст</text:span></text:p>
                    </text:list-item>
                  </text:list>
                </text:list-item>
              </text:list>
            </text:list-item>
            <text:list-item>
              <text:p text:style-name="P7">Exiting</text:p>
              <text:list>
                <text:list-item>
                  <text:p text:style-name="P24">:w<text:span text:style-name="T3"> <text:tab/>- запазва файла, но не го затваря</text:span></text:p>
                </text:list-item>
                <text:list-item>
                  <text:p text:style-name="P24"><text:soft-page-break/>:<text:span text:style-name="T15">wq<text:tab/></text:span><text:span text:style-name="T10">- запазва файла и го затваря</text:span></text:p>
                  <text:list>
                    <text:list-item>
                      <text:p text:style-name="P25"><text:span text:style-name="T3">може и с </text:span>:x</text:p>
                    </text:list-item>
                  </text:list>
                </text:list-item>
                <text:list-item>
                  <text:p text:style-name="P25">:<text:span text:style-name="T16">q</text:span><text:span text:style-name="T11"><text:tab/>- затваря файла (дава грешка, ако не е запазен)</text:span></text:p>
                </text:list-item>
              </text:list>
            </text:list-item>
            <text:list-item>
              <text:p text:style-name="P5">Общи</text:p>
              <text:list>
                <text:list-item>
                  <text:p text:style-name="P19">u<text:tab/><text:span text:style-name="T3">- undo</text:span></text:p>
                </text:list-item>
                <text:list-item>
                  <text:p text:style-name="P19">ctrl + r <text:span text:style-name="T3">- redo </text:span></text:p>
                </text:list-item>
                <text:list-item>
                  <text:p text:style-name="P19">K<text:span text:style-name="T3"><text:tab/>- отваряне на man страница за конкетна дума</text:span></text:p>
                  <text:list>
                    <text:list-item>
                      <text:p text:style-name="P20"><text:span text:style-name="T3">заставаме с курсора в/у някоя дума, и натискаме K, </text:span><text:span text:style-name="T9">ще се отвори man страницата за съответната дума</text:span><text:span text:style-name="T3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ettings</text:p>
          <text:list>
            <text:list-item>
              <text:p text:style-name="P10">Можем да си направим настройки на VIM като в home директорията във файла .vimrc си напишем настройките.</text:p>
            </text:list-item>
            <text:list-item>
              <text:p text:style-name="P10">set number</text:p>
              <text:list>
                <text:list-item>
                  <text:p text:style-name="P10">Слага номера на редовете</text:p>
                </text:list-item>
              </text:list>
            </text:list-item>
            <text:list-item>
              <text:p text:style-name="P10">colorscheme &lt;name&gt;</text:p>
              <text:list>
                <text:list-item>
                  <text:p text:style-name="P10">сменя дизайна, като във vim като се напише :colorscheme и после интервал и после се натисне TAB то излизат възможните дизайни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43:34.429160904</meta:creation-date>
    <dc:date>2019-05-13T22:44:57.953644077</dc:date>
    <meta:editing-duration>PT6H31M48S</meta:editing-duration>
    <meta:editing-cycles>122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355" meta:character-count="1576" meta:non-whitespace-character-count="1299"/>
  </office:meta>
</office:document-meta>
</file>